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c9211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a165a" officeooo:paragraph-rsid="000a165a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ultas SQL</text:p>
      <text:p text:style-name="Standard"/>
      <text:p text:style-name="Standard"/>
      <text:p text:style-name="P1">Consulta que presente los pokemones que tienen más de dos tipos:</text:p>
      <text:p text:style-name="Standard"/>
      <text:p text:style-name="P2">SELECT * FROM poke_db_pokemon WHERE tipo LIKE "%,%" OR tipo LIKE "% %";</text:p>
      <text:p text:style-name="Standard"/>
      <text:p text:style-name="P1">Consulta con el tipo que más se repite:</text:p>
      <text:p text:style-name="Standard"/>
      <text:p text:style-name="P2">SELECT tipo, COUNT(*) as cantidad FROM poke_db_pokemon GROUP BY tipo ORDER BY cantidad DESC LIMIT 1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14:23:16.546161543</meta:creation-date>
    <dc:date>2023-01-06T14:24:53.722192912</dc:date>
    <meta:editing-duration>PT1M37S</meta:editing-duration>
    <meta:editing-cycles>1</meta:editing-cycles>
    <meta:document-statistic meta:table-count="0" meta:image-count="0" meta:object-count="0" meta:page-count="1" meta:paragraph-count="5" meta:word-count="50" meta:character-count="287" meta:non-whitespace-character-count="242"/>
    <meta:generator>LibreOffice/6.4.7.2$Linux_X86_64 LibreOffice_project/40$Build-2</meta:generator>
  </office:meta>
</office:document-meta>
</file>